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1.4055in"/>
    </style:style>
    <style:style style:name="TableColumn11" style:family="table-column">
      <style:table-column-properties style:column-width="3.2729in"/>
    </style:style>
    <style:style style:name="TableColumn12" style:family="table-column">
      <style:table-column-properties style:column-width="1.002in"/>
    </style:style>
    <style:style style:name="TableColumn13" style:family="table-column">
      <style:table-column-properties style:column-width="1.3326in"/>
    </style:style>
    <style:style style:name="Table9" style:family="table">
      <style:table-properties style:width="7.0131in" fo:margin-left="0in" table:align="left"/>
    </style:style>
    <style:style style:name="TableRow14" style:family="table-row">
      <style:table-row-properties style:min-row-height="0.1708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3" style:family="table-row">
      <style:table-row-properties style:min-row-height="0.659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 style:min-row-height="0.659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 style:min-row-height="0.659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 style:min-row-height="0.659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ableColumn84" style:family="table-column">
      <style:table-column-properties style:column-width="1.3694in"/>
    </style:style>
    <style:style style:name="TableColumn85" style:family="table-column">
      <style:table-column-properties style:column-width="2.7263in"/>
    </style:style>
    <style:style style:name="TableColumn86" style:family="table-column">
      <style:table-column-properties style:column-width="1.084in"/>
    </style:style>
    <style:style style:name="TableColumn87" style:family="table-column">
      <style:table-column-properties style:column-width="1.0812in"/>
    </style:style>
    <style:style style:name="Table83" style:family="table">
      <style:table-properties style:width="6.2611in" fo:margin-left="0in" table:align="left"/>
    </style:style>
    <style:style style:name="TableRow88" style:family="table-row">
      <style:table-row-properties style:min-row-height="0.1673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97" style:family="table-row">
      <style:table-row-properties style:min-row-height="0.6451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Row107" style:family="table-row">
      <style:table-row-properties style:min-row-height="0.6451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 style:min-row-height="0.6451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TableColumn140" style:family="table-column">
      <style:table-column-properties style:column-width="0.8805in" style:use-optimal-column-width="false"/>
    </style:style>
    <style:style style:name="TableColumn141" style:family="table-column">
      <style:table-column-properties style:column-width="2.1159in" style:use-optimal-column-width="false"/>
    </style:style>
    <style:style style:name="TableColumn142" style:family="table-column">
      <style:table-column-properties style:column-width="1.75in" style:use-optimal-column-width="false"/>
    </style:style>
    <style:style style:name="TableColumn143" style:family="table-column">
      <style:table-column-properties style:column-width="1.9333in" style:use-optimal-column-width="false"/>
    </style:style>
    <style:style style:name="Table139" style:family="table">
      <style:table-properties style:width="6.6798in" fo:margin-left="0in" table:align="left"/>
    </style:style>
    <style:style style:name="TableRow144" style:family="table-row">
      <style:table-row-properties style:min-row-height="0.1729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53" style:family="table-row">
      <style:table-row-properties style:min-row-height="0.6673in"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 style:min-row-height="0.6673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 style:min-row-height="0.6673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fo:font-weight="bold" style:font-weight-asian="bold" style:font-weight-complex="bold"/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T183" style:parent-style-name="DefaultParagraphFont" style:family="text">
      <style:text-properties fo:font-weight="bold" style:font-weight-asian="bold" style:font-weight-complex="bold"/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T188" style:parent-style-name="DefaultParagraphFont" style:family="text">
      <style:text-properties fo:font-weight="bold" style:font-weight-asian="bold" style:font-weight-complex="bold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P190" style:parent-style-name="Normal" style:family="paragraph">
      <style:text-properties fo:font-weight="bold" style:font-weight-asian="bold" style:font-weight-complex="bold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ableColumn195" style:family="table-column">
      <style:table-column-properties style:column-width="0.9243in" style:use-optimal-column-width="false"/>
    </style:style>
    <style:style style:name="TableColumn196" style:family="table-column">
      <style:table-column-properties style:column-width="1.7597in" style:use-optimal-column-width="false"/>
    </style:style>
    <style:style style:name="TableColumn197" style:family="table-column">
      <style:table-column-properties style:column-width="1.375in" style:use-optimal-column-width="false"/>
    </style:style>
    <style:style style:name="TableColumn198" style:family="table-column">
      <style:table-column-properties style:column-width="1.375in" style:use-optimal-column-width="false"/>
    </style:style>
    <style:style style:name="Table194" style:family="table">
      <style:table-properties style:width="5.434in" fo:margin-left="0in" table:align="left"/>
    </style:style>
    <style:style style:name="TableRow199" style:family="table-row">
      <style:table-row-properties style:min-row-height="0.1673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08" style:family="table-row">
      <style:table-row-properties style:min-row-height="0.645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 style:min-row-height="0.6451in"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list-style-name="LFO1" style:family="paragraph">
      <style:paragraph-properties fo:text-align="center" fo:margin-bottom="0in" fo:line-height="100%" fo:background-color="#FFFFFF"/>
    </style:style>
    <style:style style:name="T222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23" style:parent-style-name="Normal" style:list-style-name="LFO1" style:family="paragraph">
      <style:paragraph-properties fo:text-align="center" fo:margin-bottom="0in" fo:line-height="100%" fo:background-color="#FFFFFF"/>
    </style:style>
    <style:style style:name="T224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25" style:parent-style-name="Normal" style:list-style-name="LFO1" style:family="paragraph">
      <style:paragraph-properties fo:text-align="center" fo:margin-bottom="0in" fo:line-height="100%" fo:background-color="#FFFFFF"/>
    </style:style>
    <style:style style:name="T226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27" style:parent-style-name="Normal" style:list-style-name="LFO1" style:family="paragraph">
      <style:paragraph-properties fo:text-align="center" fo:margin-bottom="0in" fo:line-height="100%" fo:background-color="#FFFFFF"/>
    </style:style>
    <style:style style:name="T228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29" style:parent-style-name="Normal" style:list-style-name="LFO1" style:family="paragraph">
      <style:paragraph-properties fo:text-align="center" fo:margin-bottom="0in" fo:line-height="100%" fo:background-color="#FFFFFF"/>
    </style:style>
    <style:style style:name="T230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31" style:parent-style-name="Normal" style:list-style-name="LFO1" style:family="paragraph">
      <style:paragraph-properties fo:text-align="center" fo:margin-bottom="0in" fo:line-height="100%" fo:background-color="#FFFFFF"/>
    </style:style>
    <style:style style:name="T232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33" style:parent-style-name="Normal" style:list-style-name="LFO1" style:family="paragraph">
      <style:paragraph-properties fo:text-align="center" fo:margin-bottom="0in" fo:line-height="100%" fo:background-color="#FFFFFF"/>
    </style:style>
    <style:style style:name="T234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35" style:parent-style-name="Normal" style:list-style-name="LFO1" style:family="paragraph">
      <style:paragraph-properties fo:text-align="center" fo:margin-bottom="0in" fo:line-height="100%" fo:background-color="#FFFFFF"/>
    </style:style>
    <style:style style:name="T236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37" style:parent-style-name="Normal" style:list-style-name="LFO2" style:family="paragraph">
      <style:paragraph-properties fo:text-align="center" fo:margin-bottom="0in" fo:line-height="100%" fo:background-color="#FFFFFF"/>
    </style:style>
    <style:style style:name="T238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39" style:parent-style-name="Normal" style:list-style-name="LFO2" style:family="paragraph">
      <style:paragraph-properties fo:text-align="center" fo:margin-bottom="0in" fo:line-height="100%" fo:background-color="#FFFFFF"/>
    </style:style>
    <style:style style:name="T240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41" style:parent-style-name="Normal" style:list-style-name="LFO2" style:family="paragraph">
      <style:paragraph-properties fo:text-align="center" fo:margin-bottom="0in" fo:line-height="100%" fo:background-color="#FFFFFF"/>
    </style:style>
    <style:style style:name="T242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43" style:parent-style-name="Normal" style:list-style-name="LFO2" style:family="paragraph">
      <style:paragraph-properties fo:text-align="center" fo:margin-bottom="0in" fo:line-height="100%" fo:background-color="#FFFFFF"/>
    </style:style>
    <style:style style:name="T244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45" style:parent-style-name="Normal" style:list-style-name="LFO2" style:family="paragraph">
      <style:paragraph-properties fo:text-align="center" fo:margin-bottom="0in" fo:line-height="100%" fo:background-color="#FFFFFF"/>
    </style:style>
    <style:style style:name="T246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47" style:parent-style-name="Normal" style:list-style-name="LFO2" style:family="paragraph">
      <style:paragraph-properties fo:text-align="center" fo:margin-bottom="0in" fo:line-height="100%" fo:background-color="#FFFFFF"/>
    </style:style>
    <style:style style:name="T248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49" style:parent-style-name="Normal" style:list-style-name="LFO2" style:family="paragraph">
      <style:paragraph-properties fo:text-align="center" fo:margin-bottom="0in" fo:line-height="100%" fo:background-color="#FFFFFF"/>
    </style:style>
    <style:style style:name="T250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51" style:parent-style-name="Normal" style:list-style-name="LFO2" style:family="paragraph">
      <style:paragraph-properties fo:text-align="center" fo:margin-bottom="0in" fo:line-height="100%" fo:background-color="#FFFFFF"/>
    </style:style>
    <style:style style:name="T252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53" style:parent-style-name="Normal" style:list-style-name="LFO2" style:family="paragraph">
      <style:paragraph-properties fo:text-align="center" fo:margin-bottom="0in" fo:line-height="100%" fo:background-color="#FFFFFF"/>
    </style:style>
    <style:style style:name="T254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55" style:parent-style-name="Normal" style:list-style-name="LFO2" style:family="paragraph">
      <style:paragraph-properties fo:text-align="center" fo:margin-bottom="0in" fo:line-height="100%" fo:background-color="#FFFFFF"/>
    </style:style>
    <style:style style:name="T256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57" style:parent-style-name="Normal" style:list-style-name="LFO2" style:family="paragraph">
      <style:paragraph-properties fo:text-align="center" fo:margin-bottom="0in" fo:line-height="100%" fo:background-color="#FFFFFF"/>
    </style:style>
    <style:style style:name="T258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59" style:parent-style-name="Normal" style:list-style-name="LFO2" style:family="paragraph">
      <style:paragraph-properties fo:text-align="center" fo:margin-bottom="0in" fo:line-height="100%" fo:background-color="#FFFFFF"/>
    </style:style>
    <style:style style:name="T260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61" style:parent-style-name="Normal" style:list-style-name="LFO2" style:family="paragraph">
      <style:paragraph-properties fo:text-align="center" fo:margin-bottom="0in" fo:line-height="100%" fo:background-color="#FFFFFF"/>
    </style:style>
    <style:style style:name="T262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Row268" style:family="table-row">
      <style:table-row-properties style:min-row-height="0.6451in" style:use-optimal-row-height="fals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list-style-name="LFO1" style:family="paragraph">
      <style:paragraph-properties fo:text-align="center" fo:margin-bottom="0in" fo:line-height="100%" fo:background-color="#FFFFFF"/>
    </style:style>
    <style:style style:name="T273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74" style:parent-style-name="Normal" style:list-style-name="LFO1" style:family="paragraph">
      <style:paragraph-properties fo:text-align="center" fo:margin-bottom="0in" fo:line-height="100%" fo:background-color="#FFFFFF"/>
    </style:style>
    <style:style style:name="T275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76" style:parent-style-name="Normal" style:list-style-name="LFO1" style:family="paragraph">
      <style:paragraph-properties fo:text-align="center" fo:margin-bottom="0in" fo:line-height="100%" fo:background-color="#FFFFFF"/>
    </style:style>
    <style:style style:name="T277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78" style:parent-style-name="Normal" style:list-style-name="LFO1" style:family="paragraph">
      <style:paragraph-properties fo:text-align="center" fo:margin-bottom="0in" fo:line-height="100%" fo:background-color="#FFFFFF"/>
    </style:style>
    <style:style style:name="T279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80" style:parent-style-name="Normal" style:list-style-name="LFO1" style:family="paragraph">
      <style:paragraph-properties fo:text-align="center" fo:margin-bottom="0in" fo:line-height="100%" fo:background-color="#FFFFFF"/>
    </style:style>
    <style:style style:name="T281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82" style:parent-style-name="Normal" style:list-style-name="LFO1" style:family="paragraph">
      <style:paragraph-properties fo:text-align="center" fo:margin-bottom="0in" fo:line-height="100%" fo:background-color="#FFFFFF"/>
    </style:style>
    <style:style style:name="T283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84" style:parent-style-name="Normal" style:list-style-name="LFO1" style:family="paragraph">
      <style:paragraph-properties fo:text-align="center" fo:margin-bottom="0in" fo:line-height="100%" fo:background-color="#FFFFFF"/>
    </style:style>
    <style:style style:name="T285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86" style:parent-style-name="Normal" style:list-style-name="LFO1" style:family="paragraph">
      <style:paragraph-properties fo:text-align="center" fo:margin-bottom="0in" fo:line-height="100%" fo:background-color="#FFFFFF"/>
    </style:style>
    <style:style style:name="T287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88" style:parent-style-name="Normal" style:list-style-name="LFO2" style:family="paragraph">
      <style:paragraph-properties fo:text-align="center" fo:margin-bottom="0in" fo:line-height="100%" fo:background-color="#FFFFFF"/>
    </style:style>
    <style:style style:name="T289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90" style:parent-style-name="Normal" style:list-style-name="LFO2" style:family="paragraph">
      <style:paragraph-properties fo:text-align="center" fo:margin-bottom="0in" fo:line-height="100%" fo:background-color="#FFFFFF"/>
    </style:style>
    <style:style style:name="T291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92" style:parent-style-name="Normal" style:list-style-name="LFO2" style:family="paragraph">
      <style:paragraph-properties fo:text-align="center" fo:margin-bottom="0in" fo:line-height="100%" fo:background-color="#FFFFFF"/>
    </style:style>
    <style:style style:name="T293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94" style:parent-style-name="Normal" style:list-style-name="LFO2" style:family="paragraph">
      <style:paragraph-properties fo:text-align="center" fo:margin-bottom="0in" fo:line-height="100%" fo:background-color="#FFFFFF"/>
    </style:style>
    <style:style style:name="T295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96" style:parent-style-name="Normal" style:list-style-name="LFO2" style:family="paragraph">
      <style:paragraph-properties fo:text-align="center" fo:margin-bottom="0in" fo:line-height="100%" fo:background-color="#FFFFFF"/>
    </style:style>
    <style:style style:name="T297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298" style:parent-style-name="Normal" style:list-style-name="LFO2" style:family="paragraph">
      <style:paragraph-properties fo:text-align="center" fo:margin-bottom="0in" fo:line-height="100%" fo:background-color="#FFFFFF"/>
    </style:style>
    <style:style style:name="T299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00" style:parent-style-name="Normal" style:list-style-name="LFO2" style:family="paragraph">
      <style:paragraph-properties fo:text-align="center" fo:margin-bottom="0in" fo:line-height="100%" fo:background-color="#FFFFFF"/>
    </style:style>
    <style:style style:name="T301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02" style:parent-style-name="Normal" style:list-style-name="LFO2" style:family="paragraph">
      <style:paragraph-properties fo:text-align="center" fo:margin-bottom="0in" fo:line-height="100%" fo:background-color="#FFFFFF"/>
    </style:style>
    <style:style style:name="T303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04" style:parent-style-name="Normal" style:list-style-name="LFO2" style:family="paragraph">
      <style:paragraph-properties fo:text-align="center" fo:margin-bottom="0in" fo:line-height="100%" fo:background-color="#FFFFFF"/>
    </style:style>
    <style:style style:name="T305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06" style:parent-style-name="Normal" style:list-style-name="LFO2" style:family="paragraph">
      <style:paragraph-properties fo:text-align="center" fo:margin-bottom="0in" fo:line-height="100%" fo:background-color="#FFFFFF"/>
    </style:style>
    <style:style style:name="T307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08" style:parent-style-name="Normal" style:list-style-name="LFO2" style:family="paragraph">
      <style:paragraph-properties fo:text-align="center" fo:margin-bottom="0in" fo:line-height="100%" fo:background-color="#FFFFFF"/>
    </style:style>
    <style:style style:name="T309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10" style:parent-style-name="Normal" style:list-style-name="LFO2" style:family="paragraph">
      <style:paragraph-properties fo:text-align="center" fo:margin-bottom="0in" fo:line-height="100%" fo:background-color="#FFFFFF"/>
    </style:style>
    <style:style style:name="T311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12" style:parent-style-name="Normal" style:list-style-name="LFO2" style:family="paragraph">
      <style:paragraph-properties fo:text-align="center" fo:margin-bottom="0in" fo:line-height="100%" fo:background-color="#FFFFFF"/>
    </style:style>
    <style:style style:name="T313" style:parent-style-name="Hyperlink" style:family="text">
      <style:text-properties style:font-name="Arial" style:font-name-complex="Arial" fo:color="#0645AD" fo:font-size="10.5pt" style:font-size-asian="10.5pt" style:font-size-complex="10.5pt" style:text-underline-type="none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T320" style:parent-style-name="DefaultParagraphFont" style:family="text">
      <style:text-properties fo:font-weight="bold" style:font-weight-asian="bold" style:font-weight-complex="bold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P323" style:parent-style-name="Normal" style:family="paragraph">
      <style:text-properties fo:font-weight="bold" style:font-weight-asian="bold" style:font-weight-complex="bold"/>
    </style:style>
    <style:style style:name="P324" style:parent-style-name="Normal" style:family="paragraph">
      <style:text-properties fo:font-weight="bold" style:font-weight-asian="bold" style:font-weight-complex="bold"/>
    </style:style>
    <style:style style:name="P325" style:parent-style-name="Normal" style:family="paragraph">
      <style:text-properties fo:font-weight="bold" style:font-weight-asian="bold" style:font-weight-complex="bold"/>
    </style:style>
    <style:style style:name="P326" style:parent-style-name="Normal" style:family="paragraph">
      <style:text-properties fo:font-weight="bold" style:font-weight-asian="bold" style:font-weight-complex="bold"/>
    </style:style>
    <style:style style:name="P32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These test cases are written based on Jira<text:s/></text:p>
      <text:p text:style-name="Normal"/>
      <text:p text:style-name="Normal"><text:span text:style-name="T2">1= Create an account</text:span><text:s/>for manual testing</text:p>
      <text:p text:style-name="Normal"/>
      <text:p text:style-name="Normal"><text:span text:style-name="T3">Type:</text:span><text:s/>Test</text:p>
      <text:p text:style-name="Normal"><text:span text:style-name="T4">Priority:</text:span><text:s/>Medium</text:p>
      <text:p text:style-name="P5">Environment:</text:p>
      <text:p text:style-name="Normal">https://en.wikipedia.org/wiki/Main_Page</text:p>
      <text:p text:style-name="Normal"><text:span text:style-name="T6">Description</text:span>:As a user I should be able to create an account</text:p>
      <text:p text:style-name="Normal"><text:span text:style-name="T7">Acceptance Criteria:</text:span><text:s/>Verify that when the user enters valid username password and email,the user can create an account.<text:s/></text:p>
      <text:p text:style-name="Normal"><text:span text:style-name="T8">Test Details:</text:span><text:s text:c="7"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TEPS</text:p>
          </table:table-cell>
          <table:table-cell table:style-name="TableCell17">
            <text:p text:style-name="P18">DATA</text:p>
          </table:table-cell>
          <table:table-cell table:style-name="TableCell19">
            <text:p text:style-name="P20">EXPECTED RESULT</text:p>
          </table:table-cell>
          <table:table-cell table:style-name="TableCell21">
            <text:p text:style-name="P22">ACTUAL RESULT</text:p>
          </table:table-cell>
        </table:table-row>
        <table:table-row table:style-name="TableRow23">
          <table:table-cell table:style-name="TableCell24">
            <text:p text:style-name="P25">1-The user clicks create<text:s/></text:p>
            <text:p text:style-name="P26"><text:s text:c="3"/>an account <text:s text:c="3"/></text:p>
          </table:table-cell>
          <table:table-cell table:style-name="TableCell27">
            <text:p text:style-name="P28">https://en.wikipedia.org/w/index.php?</text:p>
            <text:p text:style-name="P29">title=Special:CreateAccount&amp;returnto=Main+Page</text:p>
          </table:table-cell>
          <table:table-cell table:style-name="TableCell30">
            <text:p text:style-name="P31">The user should<text:s/></text:p>
            <text:p text:style-name="P32">Be in the create account page.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2-the user enter valis username,password and email adress</text:p>
          </table:table-cell>
          <table:table-cell table:style-name="TableCell38">
            <text:p text:style-name="P39">https://en.wikipedia.org/w/index.php?</text:p>
            <text:p text:style-name="P40">title=Special:CreateAccount&amp;returnto=Main+Page</text:p>
            <text:p text:style-name="P41">Data used:</text:p>
            <text:p text:style-name="P42">Username:jdjfjrufhr</text:p>
            <text:p text:style-name="P43">Password:ufhuirhfrh</text:p>
            <text:p text:style-name="P44">Email:bufhuhru@gmail.com</text:p>
          </table:table-cell>
          <table:table-cell table:style-name="TableCell45">
            <text:p text:style-name="P46">The user should be able to enter input for input box username and password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3-The user input security area</text:p>
          </table:table-cell>
          <table:table-cell table:style-name="TableCell52">
            <text:p text:style-name="P53">https://en.wikipedia.org/w/index.php?</text:p>
            <text:p text:style-name="P54">title=Special:CreateAccount&amp;returnto=Main+Page</text:p>
          </table:table-cell>
          <table:table-cell table:style-name="TableCell55">
            <text:p text:style-name="P56">The user should be able to enter input to security area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4- The user click create an account button and see account is created message<text:s/></text:p>
          </table:table-cell>
          <table:table-cell table:style-name="TableCell62">
            <text:p text:style-name="P63">https://en.wikipedia.org/w/index.php?</text:p>
            <text:p text:style-name="P64">title=Special:CreateAccount&amp;returnto=Main+Page</text:p>
          </table:table-cell>
          <table:table-cell table:style-name="TableCell65">
            <text:p text:style-name="P66">The user should be able to se “The account is created message”</text:p>
          </table:table-cell>
          <table:table-cell table:style-name="TableCell67">
            <text:p text:style-name="P68"/>
          </table:table-cell>
        </table:table-row>
      </table:table>
      <text:p text:style-name="Normal"/>
      <text:p text:style-name="Normal"><text:span text:style-name="T69">Pre-Condition</text:span>:The user is in the wikipedia home page (Data :https://en.wikipedia.org/wiki/Main_Page)</text:p>
      <text:soft-page-break/>
      <text:p text:style-name="Normal"><text:span text:style-name="T70"><text:s/>Date</text:span>:15.02.2021</text:p>
      <text:p text:style-name="Normal"><text:s/><text:span text:style-name="T71">Assinged:</text:span>Selma Atabas</text:p>
      <text:p text:style-name="Normal"><text:s/><text:span text:style-name="T72">Issiu links:</text:span></text:p>
      <text:p text:style-name="P73"><text:s/>related to</text:p>
      <text:p text:style-name="Normal"><text:s text:c="3"/>Wiki-123 <text:s/>Test plan<text:s/></text:p>
      <text:p text:style-name="Normal"><text:s text:c="3"/>Wiki-124 <text:s/>User story</text:p>
      <text:p text:style-name="Normal"><text:s text:c="3"/>Wiki-125 <text:s/>Test Execution</text:p>
      <text:p text:style-name="Normal"/>
      <text:p text:style-name="Normal"><text:span text:style-name="T74">2</text:span><text:span text:style-name="T75">=<text:s/></text:span><text:span text:style-name="T76">Username Testing</text:span></text:p>
      <text:p text:style-name="Normal"/>
      <text:p text:style-name="Normal"><text:span text:style-name="T77">Type:</text:span><text:s/>Test</text:p>
      <text:p text:style-name="Normal"><text:span text:style-name="T78">Priority:</text:span><text:s/>Medium</text:p>
      <text:p text:style-name="P79">Environment:</text:p>
      <text:p text:style-name="Normal">https://en.wikipedia.org/wiki/Main_Page</text:p>
      <text:p text:style-name="Normal"><text:span text:style-name="T80">Description</text:span>:The username on the UI should match with username in database</text:p>
      <text:p text:style-name="Normal"><text:span text:style-name="T81">Acceptance Criteria:</text:span><text:s/>Verify username is matching</text:p>
      <text:p text:style-name="Normal"><text:span text:style-name="T82">Test Details:</text:span><text:s text:c="4"/>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STEPS</text:p>
          </table:table-cell>
          <table:table-cell table:style-name="TableCell91">
            <text:p text:style-name="P92">DATA</text:p>
          </table:table-cell>
          <table:table-cell table:style-name="TableCell93">
            <text:p text:style-name="P94">EXPECTED RESULT</text:p>
          </table:table-cell>
          <table:table-cell table:style-name="TableCell95">
            <text:p text:style-name="P96">ACTUAL RESULT</text:p>
          </table:table-cell>
        </table:table-row>
        <table:table-row table:style-name="TableRow97">
          <table:table-cell table:style-name="TableCell98">
            <text:p text:style-name="P99">1-Getting username<text:s/></text:p>
            <text:p text:style-name="P100">From UI<text:s/></text:p>
          </table:table-cell>
          <table:table-cell table:style-name="TableCell101">
            <text:p text:style-name="P102">https://en.wikipedia.org/wiki/Main_Page</text:p>
          </table:table-cell>
          <table:table-cell table:style-name="TableCell103">
            <text:p text:style-name="P104">We should get the username from UI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2- Getting username from database<text:s/></text:p>
          </table:table-cell>
          <table:table-cell table:style-name="TableCell110">
            <text:p text:style-name="P111">SQL developer and JDBC</text:p>
          </table:table-cell>
          <table:table-cell table:style-name="TableCell112">
            <text:p text:style-name="P113">We should get the data from database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3-Verify username on UI and username in database is matching<text:s/>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Username should match with database</text:p>
          </table:table-cell>
          <table:table-cell table:style-name="TableCell123">
            <text:p text:style-name="P124"/>
          </table:table-cell>
        </table:table-row>
      </table:table>
      <text:p text:style-name="Normal"/>
      <text:p text:style-name="Normal"><text:span text:style-name="T125">Pre-Condition</text:span>:The user logged in wikipedi <text:s/>(Data :https://en.wikipedia.org/wiki/Main_Page)</text:p>
      <text:p text:style-name="Normal"><text:span text:style-name="T126"><text:s/>Date</text:span>:15.02.2021</text:p>
      <text:p text:style-name="Normal"><text:s/><text:span text:style-name="T127">Assinged:</text:span>Selma Atabas</text:p>
      <text:p text:style-name="Normal"><text:s/><text:span text:style-name="T128">Issiu links:</text:span></text:p>
      <text:p text:style-name="P129"><text:s/>related to</text:p>
      <text:soft-page-break/>
      <text:p text:style-name="Normal"><text:s text:c="3"/>Wiki-321 <text:s/>Test plan<text:s/></text:p>
      <text:p text:style-name="Normal"><text:s text:c="3"/>Wiki-421 <text:s/>User story</text:p>
      <text:p text:style-name="Normal"><text:s text:c="3"/>Wiki-521 Test Execution</text:p>
      <text:p text:style-name="Normal"/>
      <text:p text:style-name="Normal"><text:span text:style-name="T130">3</text:span><text:span text:style-name="T131">=<text:s/></text:span><text:span text:style-name="T132">Change Language<text:s/></text:span></text:p>
      <text:p text:style-name="Normal"/>
      <text:p text:style-name="Normal"><text:span text:style-name="T133">Type:</text:span><text:s/>Test</text:p>
      <text:p text:style-name="Normal"><text:span text:style-name="T134">Priority:</text:span><text:s/>Medium</text:p>
      <text:p text:style-name="P135">Environment:</text:p>
      <text:p text:style-name="Normal">https://en.wikipedia.org/wiki/Main_Page</text:p>
      <text:p text:style-name="Normal"><text:span text:style-name="T136">Description</text:span>:As a user I should be able to change language as Espanol in wikipedia</text:p>
      <text:p text:style-name="Normal"><text:span text:style-name="T137">Acceptance Criteria:</text:span><text:s/>Verify changing language</text:p>
      <text:p text:style-name="Normal"><text:span text:style-name="T138">Test Details:</text:span><text:s text:c="4"/></text:p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STEPS</text:p>
          </table:table-cell>
          <table:table-cell table:style-name="TableCell147">
            <text:p text:style-name="P148">DATA</text:p>
          </table:table-cell>
          <table:table-cell table:style-name="TableCell149">
            <text:p text:style-name="P150">EXPECTED RESULT</text:p>
          </table:table-cell>
          <table:table-cell table:style-name="TableCell151">
            <text:p text:style-name="P152">ACTUAL RESULT</text:p>
          </table:table-cell>
        </table:table-row>
        <table:table-row table:style-name="TableRow153">
          <table:table-cell table:style-name="TableCell154">
            <text:p text:style-name="P155">1-The user clicks language button</text:p>
            <text:p text:style-name="P156"><text:s/></text:p>
          </table:table-cell>
          <table:table-cell table:style-name="TableCell157">
            <text:p text:style-name="P158">https://es.wikipedia.org/wiki/Wikipedia:Portada</text:p>
          </table:table-cell>
          <table:table-cell table:style-name="TableCell159">
            <text:p text:style-name="P160">The user should click languag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2- the user change the language as Espanol<text:s/></text:p>
          </table:table-cell>
          <table:table-cell table:style-name="TableCell166">
            <text:p text:style-name="P167">https://es.wikipedia.org/wiki/Wikipedia:Portada</text:p>
          </table:table-cell>
          <table:table-cell table:style-name="TableCell168">
            <text:p text:style-name="P169">The user should be able to choose Espanol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3-Verify the result <text:s/>text contains “espanol”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The result <text:s/>text should contain “espanol”<text:s/></text:p>
          </table:table-cell>
          <table:table-cell table:style-name="TableCell179">
            <text:p text:style-name="P180"/>
          </table:table-cell>
        </table:table-row>
      </table:table>
      <text:p text:style-name="Normal"/>
      <text:p text:style-name="Normal"><text:span text:style-name="T181">Pre-Condition</text:span>:The user logged in wikipedia<text:s text:c="2"/>(Data :https://en.wikipedia.org/wiki/Main_Page)</text:p>
      <text:p text:style-name="Normal"><text:span text:style-name="T182"><text:s/>Date</text:span>:15.02.2021</text:p>
      <text:p text:style-name="Normal"><text:s/><text:span text:style-name="T183">Assinged:</text:span>Selma Atabas</text:p>
      <text:p text:style-name="Normal"><text:s/><text:span text:style-name="T184">Issiu links:</text:span></text:p>
      <text:p text:style-name="P185"><text:s/>related to</text:p>
      <text:p text:style-name="Normal"><text:s text:c="3"/>Wiki-321 <text:s/>Test plan<text:s/></text:p>
      <text:p text:style-name="Normal"><text:s text:c="3"/>Wiki-421 <text:s/>User story</text:p>
      <text:p text:style-name="Normal"><text:s text:c="3"/>Wiki-521 Test Execution</text:p>
      <text:p text:style-name="Normal"/>
      <text:p text:style-name="P186">4=Testing content types</text:p>
      <text:p text:style-name="P187"/>
      <text:p text:style-name="Normal"><text:span text:style-name="T188">Type:</text:span><text:s/>Test</text:p>
      <text:p text:style-name="Normal"><text:span text:style-name="T189">Priority:</text:span><text:s/>Medium</text:p>
      <text:p text:style-name="P190">Environment:</text:p>
      <text:p text:style-name="Normal">https://en.wikipedia.org/wiki/Main_Page</text:p>
      <text:p text:style-name="Normal"><text:span text:style-name="T191">Description</text:span>:Content types is matching with given list of content</text:p>
      <text:p text:style-name="Normal"><text:span text:style-name="T192">Acceptance Criteria:</text:span><text:s/>Verify content types<text:s/></text:p>
      <text:p text:style-name="Normal"><text:span text:style-name="T193">Test Details:</text:span><text:s text:c="4"/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STEPS</text:p>
          </table:table-cell>
          <table:table-cell table:style-name="TableCell202">
            <text:p text:style-name="P203">DATA</text:p>
          </table:table-cell>
          <table:table-cell table:style-name="TableCell204">
            <text:p text:style-name="P205">EXPECTED RESULT</text:p>
          </table:table-cell>
          <table:table-cell table:style-name="TableCell206">
            <text:p text:style-name="P207">ACTUAL RESULT</text:p>
          </table:table-cell>
        </table:table-row>
        <table:table-row table:style-name="TableRow208">
          <table:table-cell table:style-name="TableCell209">
            <text:p text:style-name="P210">1-Click the contents button</text:p>
          </table:table-cell>
          <table:table-cell table:style-name="TableCell211">
            <text:p text:style-name="P212">https://en.wikipedia.org/wiki/Wikipedia:Contents</text:p>
          </table:table-cell>
          <table:table-cell table:style-name="TableCell213">
            <text:p text:style-name="P214">Should be in the Contents page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2- Getting content types as list of String</text:p>
          </table:table-cell>
          <table:table-cell table:style-name="TableCell220">
            <text:list text:style-name="LFO1" text:continue-numbering="true">
              <text:list-item>
                <text:p text:style-name="P221"><text:a office:title="Wikipedia:Contents/Overviews" xlink:href="https://en.wikipedia.org/wiki/Wikipedia:Contents/Overviews" office:target-frame-name="_top" xlink:show="replace"><text:span text:style-name="T222">Overviews</text:span></text:a></text:p>
              </text:list-item>
              <text:list-item>
                <text:p text:style-name="P223"><text:a office:title="Wikipedia:Contents/Outlines" xlink:href="https://en.wikipedia.org/wiki/Wikipedia:Contents/Outlines" office:target-frame-name="_top" xlink:show="replace"><text:span text:style-name="T224">Outlines</text:span></text:a></text:p>
              </text:list-item>
              <text:list-item>
                <text:p text:style-name="P225"><text:a office:title="Wikipedia:Contents/Lists" xlink:href="https://en.wikipedia.org/wiki/Wikipedia:Contents/Lists" office:target-frame-name="_top" xlink:show="replace"><text:span text:style-name="T226">Lists</text:span></text:a></text:p>
              </text:list-item>
              <text:list-item>
                <text:p text:style-name="P227"><text:a office:title="Wikipedia:Contents/Portals" xlink:href="https://en.wikipedia.org/wiki/Wikipedia:Contents/Portals" office:target-frame-name="_top" xlink:show="replace"><text:span text:style-name="T228">Portals</text:span></text:a></text:p>
              </text:list-item>
              <text:list-item>
                <text:p text:style-name="P229"><text:a office:title="Wikipedia:Contents/A–Z index" xlink:href="https://en.wikipedia.org/wiki/Wikipedia:Contents/A%E2%80%93Z_index" office:target-frame-name="_top" xlink:show="replace"><text:span text:style-name="T230">A–Z index</text:span></text:a></text:p>
              </text:list-item>
              <text:list-item>
                <text:p text:style-name="P231"><text:a office:title="Wikipedia:Contents/Glossaries" xlink:href="https://en.wikipedia.org/wiki/Wikipedia:Contents/Glossaries" office:target-frame-name="_top" xlink:show="replace"><text:span text:style-name="T232">Glossaries</text:span></text:a></text:p>
              </text:list-item>
              <text:list-item>
                <text:p text:style-name="P233"><text:a office:title="Wikipedia:Contents/Categories" xlink:href="https://en.wikipedia.org/wiki/Wikipedia:Contents/Categories" office:target-frame-name="_top" xlink:show="replace"><text:span text:style-name="T234">Categories</text:span></text:a></text:p>
              </text:list-item>
              <text:list-item>
                <text:p text:style-name="P235"><text:a office:title="Wikipedia:Contents/Indices" xlink:href="https://en.wikipedia.org/wiki/Wikipedia:Contents/Indices" office:target-frame-name="_top" xlink:show="replace"><text:span text:style-name="T236">Indices</text:span></text:a></text:p>
              </text:list-item>
            </text:list>
            <text:list text:style-name="LFO2" text:continue-numbering="true">
              <text:list-item>
                <text:p text:style-name="P237"><text:a office:title="Wikipedia:Contents/Reference" xlink:href="https://en.wikipedia.org/wiki/Wikipedia:Contents/Reference" office:target-frame-name="_top" xlink:show="replace"><text:span text:style-name="T238">Reference</text:span></text:a></text:p>
              </text:list-item>
              <text:list-item>
                <text:p text:style-name="P239"><text:a office:title="Wikipedia:Contents/Culture and the arts" xlink:href="https://en.wikipedia.org/wiki/Wikipedia:Contents/Culture_and_the_arts" office:target-frame-name="_top" xlink:show="replace"><text:span text:style-name="T240">Culture</text:span></text:a></text:p>
              </text:list-item>
              <text:list-item>
                <text:p text:style-name="P241"><text:a office:title="Wikipedia:Contents/Geography and places" xlink:href="https://en.wikipedia.org/wiki/Wikipedia:Contents/Geography_and_places" office:target-frame-name="_top" xlink:show="replace"><text:span text:style-name="T242">Geography</text:span></text:a></text:p>
              </text:list-item>
              <text:list-item>
                <text:p text:style-name="P243"><text:a office:title="Wikipedia:Contents/Health and fitness" xlink:href="https://en.wikipedia.org/wiki/Wikipedia:Contents/Health_and_fitness" office:target-frame-name="_top" xlink:show="replace"><text:span text:style-name="T244">Health</text:span></text:a></text:p>
              </text:list-item>
              <text:list-item>
                <text:p text:style-name="P245"><text:a office:title="Wikipedia:Contents/History and events" xlink:href="https://en.wikipedia.org/wiki/Wikipedia:Contents/History_and_events" office:target-frame-name="_top" xlink:show="replace"><text:span text:style-name="T246">History</text:span></text:a></text:p>
              </text:list-item>
              <text:list-item>
                <text:p text:style-name="P247"><text:a office:title="Wikipedia:Contents/Human activities" xlink:href="https://en.wikipedia.org/wiki/Wikipedia:Contents/Human_activities" office:target-frame-name="_top" xlink:show="replace"><text:span text:style-name="T248">Human activities</text:span></text:a></text:p>
              </text:list-item>
              <text:list-item>
                <text:p text:style-name="P249"><text:a office:title="Wikipedia:Contents/Mathematics and logic" xlink:href="https://en.wikipedia.org/wiki/Wikipedia:Contents/Mathematics_and_logic" office:target-frame-name="_top" xlink:show="replace"><text:span text:style-name="T250">Mathematics</text:span></text:a></text:p>
              </text:list-item>
              <text:list-item>
                <text:p text:style-name="P251"><text:a office:title="Wikipedia:Contents/Natural and physical sciences" xlink:href="https://en.wikipedia.org/wiki/Wikipedia:Contents/Natural_and_physical_sciences" office:target-frame-name="_top" xlink:show="replace"><text:span text:style-name="T252">Nature</text:span></text:a></text:p>
              </text:list-item>
              <text:list-item>
                <text:p text:style-name="P253"><text:a office:title="Wikipedia:Contents/People and self" xlink:href="https://en.wikipedia.org/wiki/Wikipedia:Contents/People_and_self" office:target-frame-name="_top" xlink:show="replace"><text:span text:style-name="T254">People</text:span></text:a></text:p>
              </text:list-item>
              <text:list-item>
                <text:p text:style-name="P255"><text:a office:title="Wikipedia:Contents/Philosophy and thinking" xlink:href="https://en.wikipedia.org/wiki/Wikipedia:Contents/Philosophy_and_thinking" office:target-frame-name="_top" xlink:show="replace"><text:span text:style-name="T256">Philosophy</text:span></text:a></text:p>
              </text:list-item>
              <text:list-item>
                <text:p text:style-name="P257"><text:a office:title="Wikipedia:Contents/Religion and belief systems" xlink:href="https://en.wikipedia.org/wiki/Wikipedia:Contents/Religion_and_belief_systems" office:target-frame-name="_top" xlink:show="replace"><text:span text:style-name="T258">Religion</text:span></text:a></text:p>
              </text:list-item>
              <text:list-item>
                <text:p text:style-name="P259"><text:a office:title="Wikipedia:Contents/Society and social sciences" xlink:href="https://en.wikipedia.org/wiki/Wikipedia:Contents/Society_and_social_sciences" office:target-frame-name="_top" xlink:show="replace"><text:span text:style-name="T260">Society</text:span></text:a></text:p>
              </text:list-item>
              <text:list-item>
                <text:p text:style-name="P261"><text:a office:title="Wikipedia:Contents/Technology and applied sciences" xlink:href="https://en.wikipedia.org/wiki/Wikipedia:Contents/Technology_and_applied_sciences" office:target-frame-name="_top" xlink:show="replace"><text:span text:style-name="T262">Technology</text:span></text:a></text:p>
              </text:list-item>
            </text:list>
            <text:p text:style-name="P263"/>
          </table:table-cell>
          <table:table-cell table:style-name="TableCell264">
            <text:p text:style-name="P265">We should get the content types as list of String</text:p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3-Verify content types which we are getting and list of given as content types are matching<text:s/></text:p>
          </table:table-cell>
          <table:table-cell table:style-name="TableCell271">
            <text:list text:style-name="LFO1" text:continue-numbering="true">
              <text:list-item>
                <text:p text:style-name="P272"><text:a office:title="Wikipedia:Contents/Overviews" xlink:href="https://en.wikipedia.org/wiki/Wikipedia:Contents/Overviews" office:target-frame-name="_top" xlink:show="replace"><text:span text:style-name="T273">Overviews</text:span></text:a></text:p>
              </text:list-item>
              <text:list-item>
                <text:p text:style-name="P274"><text:a office:title="Wikipedia:Contents/Outlines" xlink:href="https://en.wikipedia.org/wiki/Wikipedia:Contents/Outlines" office:target-frame-name="_top" xlink:show="replace"><text:span text:style-name="T275">Outlines</text:span></text:a></text:p>
              </text:list-item>
              <text:list-item>
                <text:p text:style-name="P276"><text:a office:title="Wikipedia:Contents/Lists" xlink:href="https://en.wikipedia.org/wiki/Wikipedia:Contents/Lists" office:target-frame-name="_top" xlink:show="replace"><text:span text:style-name="T277">Lists</text:span></text:a></text:p>
              </text:list-item>
              <text:list-item>
                <text:p text:style-name="P278"><text:a office:title="Wikipedia:Contents/Portals" xlink:href="https://en.wikipedia.org/wiki/Wikipedia:Contents/Portals" office:target-frame-name="_top" xlink:show="replace"><text:span text:style-name="T279">Portals</text:span></text:a></text:p>
              </text:list-item>
              <text:list-item>
                <text:p text:style-name="P280"><text:a office:title="Wikipedia:Contents/A–Z index" xlink:href="https://en.wikipedia.org/wiki/Wikipedia:Contents/A%E2%80%93Z_index" office:target-frame-name="_top" xlink:show="replace"><text:span text:style-name="T281">A–Z index</text:span></text:a></text:p>
              </text:list-item>
              <text:list-item>
                <text:p text:style-name="P282"><text:a office:title="Wikipedia:Contents/Glossaries" xlink:href="https://en.wikipedia.org/wiki/Wikipedia:Contents/Glossaries" office:target-frame-name="_top" xlink:show="replace"><text:span text:style-name="T283">Glossaries</text:span></text:a></text:p>
              </text:list-item>
              <text:list-item>
                <text:p text:style-name="P284"><text:a office:title="Wikipedia:Contents/Categories" xlink:href="https://en.wikipedia.org/wiki/Wikipedia:Contents/Categories" office:target-frame-name="_top" xlink:show="replace"><text:span text:style-name="T285">Categories</text:span></text:a></text:p>
              </text:list-item>
              <text:list-item>
                <text:p text:style-name="P286"><text:a office:title="Wikipedia:Contents/Indices" xlink:href="https://en.wikipedia.org/wiki/Wikipedia:Contents/Indices" office:target-frame-name="_top" xlink:show="replace"><text:span text:style-name="T287">Indices</text:span></text:a></text:p>
              </text:list-item>
            </text:list>
            <text:list text:style-name="LFO2" text:continue-numbering="true">
              <text:list-item>
                <text:p text:style-name="P288"><text:a office:title="Wikipedia:Contents/Reference" xlink:href="https://en.wikipedia.org/wiki/Wikipedia:Contents/Reference" office:target-frame-name="_top" xlink:show="replace"><text:span text:style-name="T289">Reference</text:span></text:a></text:p>
              </text:list-item>
              <text:list-item>
                <text:p text:style-name="P290"><text:a office:title="Wikipedia:Contents/Culture and the arts" xlink:href="https://en.wikipedia.org/wiki/Wikipedia:Contents/Culture_and_the_arts" office:target-frame-name="_top" xlink:show="replace"><text:span text:style-name="T291">Culture</text:span></text:a></text:p>
              </text:list-item>
              <text:list-item>
                <text:p text:style-name="P292"><text:a office:title="Wikipedia:Contents/Geography and places" xlink:href="https://en.wikipedia.org/wiki/Wikipedia:Contents/Geography_and_places" office:target-frame-name="_top" xlink:show="replace"><text:span text:style-name="T293">Geography</text:span></text:a></text:p>
              </text:list-item>
              <text:list-item>
                <text:p text:style-name="P294"><text:a office:title="Wikipedia:Contents/Health and fitness" xlink:href="https://en.wikipedia.org/wiki/Wikipedia:Contents/Health_and_fitness" office:target-frame-name="_top" xlink:show="replace"><text:span text:style-name="T295">Health</text:span></text:a></text:p>
              </text:list-item>
              <text:list-item>
                <text:p text:style-name="P296"><text:a office:title="Wikipedia:Contents/History and events" xlink:href="https://en.wikipedia.org/wiki/Wikipedia:Contents/History_and_events" office:target-frame-name="_top" xlink:show="replace"><text:span text:style-name="T297">History</text:span></text:a></text:p>
              </text:list-item>
              <text:list-item>
                <text:p text:style-name="P298"><text:a office:title="Wikipedia:Contents/Human activities" xlink:href="https://en.wikipedia.org/wiki/Wikipedia:Contents/Human_activities" office:target-frame-name="_top" xlink:show="replace"><text:span text:style-name="T299">Human activities</text:span></text:a></text:p>
              </text:list-item>
              <text:list-item>
                <text:p text:style-name="P300"><text:a office:title="Wikipedia:Contents/Mathematics and logic" xlink:href="https://en.wikipedia.org/wiki/Wikipedia:Contents/Mathematics_and_logic" office:target-frame-name="_top" xlink:show="replace"><text:span text:style-name="T301">Mathematics</text:span></text:a></text:p>
              </text:list-item>
              <text:list-item>
                <text:p text:style-name="P302"><text:a office:title="Wikipedia:Contents/Natural and physical sciences" xlink:href="https://en.wikipedia.org/wiki/Wikipedia:Contents/Natural_and_physical_sciences" office:target-frame-name="_top" xlink:show="replace"><text:span text:style-name="T303">Nature</text:span></text:a></text:p>
              </text:list-item>
              <text:list-item>
                <text:p text:style-name="P304"><text:a office:title="Wikipedia:Contents/People and self" xlink:href="https://en.wikipedia.org/wiki/Wikipedia:Contents/People_and_self" office:target-frame-name="_top" xlink:show="replace"><text:span text:style-name="T305">People</text:span></text:a></text:p>
              </text:list-item>
              <text:list-item>
                <text:p text:style-name="P306"><text:a office:title="Wikipedia:Contents/Philosophy and thinking" xlink:href="https://en.wikipedia.org/wiki/Wikipedia:Contents/Philosophy_and_thinking" office:target-frame-name="_top" xlink:show="replace"><text:span text:style-name="T307">Philosophy</text:span></text:a></text:p>
              </text:list-item>
              <text:list-item>
                <text:p text:style-name="P308"><text:a office:title="Wikipedia:Contents/Religion and belief systems" xlink:href="https://en.wikipedia.org/wiki/Wikipedia:Contents/Religion_and_belief_systems" office:target-frame-name="_top" xlink:show="replace"><text:span text:style-name="T309">Religion</text:span></text:a></text:p>
              </text:list-item>
              <text:list-item>
                <text:p text:style-name="P310"><text:a office:title="Wikipedia:Contents/Society and social sciences" xlink:href="https://en.wikipedia.org/wiki/Wikipedia:Contents/Society_and_social_sciences" office:target-frame-name="_top" xlink:show="replace"><text:span text:style-name="T311">Society</text:span></text:a></text:p>
              </text:list-item>
              <text:list-item>
                <text:p text:style-name="P312"><text:a office:title="Wikipedia:Contents/Technology and applied sciences" xlink:href="https://en.wikipedia.org/wiki/Wikipedia:Contents/Technology_and_applied_sciences" office:target-frame-name="_top" xlink:show="replace"><text:span text:style-name="T313">Technology</text:span></text:a></text:p>
              </text:list-item>
            </text:list>
            <text:p text:style-name="P314"/>
          </table:table-cell>
          <table:table-cell table:style-name="TableCell315">
            <text:p text:style-name="P316">Contents types and list should match</text:p>
          </table:table-cell>
          <table:table-cell table:style-name="TableCell317">
            <text:p text:style-name="P318"/>
          </table:table-cell>
        </table:table-row>
      </table:table>
      <text:p text:style-name="Normal"/>
      <text:p text:style-name="Normal"><text:span text:style-name="T319">Pre-Condition</text:span>:The user<text:s/>is in the home page wikipedia</text:p>
      <text:p text:style-name="Normal"><text:span text:style-name="T320"><text:s/>Date</text:span>:15.02.2021</text:p>
      <text:p text:style-name="Normal"><text:s/><text:span text:style-name="T321">Assinged:</text:span>Selma Atabas</text:p>
      <text:p text:style-name="Normal"><text:s/><text:span text:style-name="T322">Issiu links:</text:span></text:p>
      <text:p text:style-name="P323"><text:s/>related to</text:p>
      <text:p text:style-name="Normal"><text:s text:c="3"/>Wiki-321 <text:s/>Test plan<text:s/></text:p>
      <text:p text:style-name="Normal"><text:s text:c="3"/>Wiki-421 <text:s/>User story</text:p>
      <text:p text:style-name="Normal"><text:s text:c="3"/>Wiki-521 Test Execution</text:p>
      <text:p text:style-name="P324"/>
      <text:p text:style-name="P325">5= Testing search button<text:s/></text:p>
      <text:p text:style-name="P326">6=Testing login function</text:p>
      <text:p text:style-name="P327">7=Testing edit button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4698</meta:initial-creator>
    <dc:creator>34698</dc:creator>
    <meta:creation-date>2021-02-15T18:07:00Z</meta:creation-date>
    <dc:date>2021-02-15T19:09:00Z</dc:date>
    <meta:template xlink:href="Normal" xlink:type="simple"/>
    <meta:editing-cycles>1</meta:editing-cycles>
    <meta:editing-duration>PT3720S</meta:editing-duration>
    <meta:document-statistic meta:page-count="5" meta:paragraph-count="19" meta:word-count="1447" meta:character-count="9681" meta:row-count="68" meta:non-whitespace-character-count="8253"/>
  </office:meta>
</office:document-meta>
</file>